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 style:list-style-name="L1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 style:list-style-name="L2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 style:list-style-name="L3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fo:color="#000000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color="#000000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color="#80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hapitre 9 : L'influence des politiques économiques</text:span></text:p>
      <text:p text:style-name="P2">(Approche économique)</text:p>
      <text:p text:style-name="P2"/>
      <text:p text:style-name="P8">3 compétences attendues :</text:p>
      <text:p text:style-name="P8"/>
      <text:list xml:id="list8823791956702639762" text:style-name="L1">
        <text:list-item>
          <text:p text:style-name="P4">Savoir identifier les principales politiques économiques</text:p>
        </text:list-item>
        <text:list-item>
          <text:p text:style-name="P4">Savoir repérer les impacts des politiques sur l'environnement de l'entreprise</text:p>
        </text:list-item>
        <text:list-item>
          <text:p text:style-name="P4">Savoir repérer les limites de l'intervention des pouvoirs publics</text:p>
        </text:list-item>
      </text:list>
      <text:p text:style-name="P3"/>
      <text:p text:style-name="P8">Plan du chap :</text:p>
      <text:p text:style-name="P8"/>
      <text:p text:style-name="P3"><text:tab/>I – Les types de politiques économiques</text:p>
      <text:p text:style-name="P3"><text:tab/>II – Étude de la politique budgétaire</text:p>
      <text:p text:style-name="P3"><text:tab/>III – Étude de la politique monétaire</text:p>
      <text:p text:style-name="P3"><text:tab/>IV – Étude des politiques structurelles</text:p>
      <text:p text:style-name="P3"><text:tab/>V – Les impacts des politiques économiques</text:p>
      <text:p text:style-name="P3"><text:tab/>VI – Les limites des politiques économiques</text:p>
      <text:p text:style-name="P8"/>
      <text:p text:style-name="P8"/>
      <text:p text:style-name="P7">I – Voir plan</text:p>
      <text:p text:style-name="P7"/>
      <text:p text:style-name="P8">Les principaux types de politique économique</text:p>
      <text:p text:style-name="P8"/>
      <text:list xml:id="list4239143633509745734" text:style-name="L2">
        <text:list-item>
          <text:p text:style-name="P5">Politiques conjoncturelles : Politiques visant à stabiliser l'économie à court terme</text:p>
          <text:p text:style-name="P5"/>
        </text:list-item>
        <text:list-item>
          <text:p text:style-name="P5">Politiques structurelles : Politiques visant à modifier les modes de vie, de consommation et de production à long terme</text:p>
        </text:list-item>
      </text:list>
      <text:p text:style-name="P3"/>
      <text:p text:style-name="P3"/>
      <text:p text:style-name="P8">Les principaux type de politiques conjoncturelles</text:p>
      <text:p text:style-name="P8"/>
      <text:list xml:id="list2679842633406355086" text:style-name="L3">
        <text:list-item>
          <text:p text:style-name="P6">Définition « politique budgétaire » : Régulation par les pouvoirs publics de l'économie en mobilisant le budget de l'Etat</text:p>
          <text:p text:style-name="P6"/>
        </text:list-item>
        <text:list-item>
          <text:p text:style-name="P6">Définition « politique monétaire » : Politique visant à agir sur la quantité de monnaie en circulation ainsi que les conditions de financement pour influer la situation économique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2-02-24T09:29:37</meta:creation-date>
    <meta:document-statistic meta:table-count="0" meta:image-count="0" meta:object-count="0" meta:page-count="1" meta:paragraph-count="20" meta:word-count="183" meta:character-count="1171"/>
    <dc:date>2022-02-24T09:54:23</dc:date>
    <dc:creator>Jordan </dc:creator>
    <meta:editing-duration>PT9M23S</meta:editing-duration>
    <meta:editing-cycles>1</meta:editing-cycles>
    <meta:generator>OpenOffice/4.1.7$Unix OpenOffice.org_project/417m1$Build-9800</meta:generator>
  </office:meta>
</office:document-meta>
</file>